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line-height="115%"/>
    </style:style>
    <style:style style:name="T2"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style>
    <style:style style:name="P3" style:parent-style-name="Standard" style:family="paragraph">
      <style:paragraph-properties fo:line-height="115%"/>
    </style:style>
    <style:style style:name="T4" style:parent-style-name="Fuentedepárrafopredeter." style:family="text">
      <style:text-properties style:font-name="Calibri" style:font-name-asian="Calibri" style:font-name-complex="Calibri" fo:font-weight="bold" style:font-weight-asian="bold" style:font-weight-complex="bold" fo:color="#000000"/>
    </style:style>
    <style:style style:name="T5" style:parent-style-name="Fuentedepárrafopredeter." style:family="text">
      <style:text-properties style:font-name="Calibri" style:font-name-asian="Calibri" style:font-name-complex="Calibri" fo:color="#000000"/>
    </style:style>
    <style:style style:name="T6" style:parent-style-name="Fuentedepárrafopredeter." style:family="text">
      <style:text-properties style:font-name="Calibri" style:font-name-asian="Calibri" style:font-name-complex="Calibri" fo:color="#000000"/>
    </style:style>
    <style:style style:name="P7" style:parent-style-name="Standard" style:family="paragraph">
      <style:paragraph-properties fo:line-height="115%"/>
      <style:text-properties style:font-name="Calibri" style:font-name-asian="Calibri" style:font-name-complex="Calibri" fo:color="#000000"/>
    </style:style>
    <style:style style:name="P8" style:parent-style-name="Standard" style:family="paragraph">
      <style:paragraph-properties fo:line-height="115%"/>
      <style:text-properties style:font-name="Calibri" style:font-name-asian="Calibri" style:font-name-complex="Calibri" fo:color="#000000"/>
    </style:style>
    <style:style style:name="P9"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0" style:parent-style-name="Normal" style:family="paragraph">
      <style:paragraph-properties fo:margin-bottom="0.1388in" fo:line-height="115%"/>
      <style:text-properties style:font-name="Calibri" style:font-name-asian="Calibri" style:font-name-complex="Calibri" fo:color="#000000"/>
    </style:style>
    <style:style style:name="P11"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2" style:parent-style-name="Normal" style:family="paragraph">
      <style:paragraph-properties fo:margin-bottom="0.1388in" fo:line-height="115%"/>
      <style:text-properties style:font-name="Calibri" style:font-name-asian="Calibri" style:font-name-complex="Calibri" fo:color="#000000"/>
    </style:style>
    <style:style style:name="P13" style:parent-style-name="Párrafodelista" style:list-style-name="LFO16" style:family="paragraph">
      <style:paragraph-properties fo:margin-bottom="0.1388in" fo:line-height="115%"/>
      <style:text-properties style:font-name="Calibri" style:font-name-asian="Calibri" style:font-name-complex="Calibri" fo:color="#000000"/>
    </style:style>
    <style:style style:name="P14" style:parent-style-name="Normal" style:family="paragraph">
      <style:paragraph-properties fo:margin-bottom="0.1388in" fo:line-height="115%"/>
      <style:text-properties style:font-name="Calibri" style:font-name-asian="Calibri" style:font-name-complex="Calibri" fo:color="#000000"/>
    </style:style>
    <style:style style:name="P15" style:parent-style-name="Standard" style:family="paragraph">
      <style:paragraph-properties fo:line-height="115%"/>
      <style:text-properties style:font-name="Calibri" style:font-name-asian="Calibri" style:font-name-complex="Calibri" fo:color="#000000"/>
    </style:style>
    <style:style style:name="P16"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17" style:parent-style-name="Normal" style:family="paragraph">
      <style:paragraph-properties fo:margin-bottom="0.1388in" fo:line-height="115%"/>
      <style:text-properties style:font-name="Calibri" style:font-name-asian="Calibri" style:font-name-complex="Calibri" fo:color="#000000"/>
    </style:style>
    <style:style style:name="P18"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19" style:parent-style-name="Normal" style:family="paragraph">
      <style:paragraph-properties fo:margin-bottom="0.1388in" fo:line-height="115%"/>
      <style:text-properties style:font-name="Calibri" style:font-name-asian="Calibri" style:font-name-complex="Calibri" fo:color="#000000"/>
    </style:style>
    <style:style style:name="P20" style:parent-style-name="Párrafodelista" style:list-style-name="LFO13" style:family="paragraph">
      <style:paragraph-properties fo:margin-bottom="0.1388in" fo:line-height="115%"/>
      <style:text-properties style:font-name="Calibri" style:font-name-asian="Calibri" style:font-name-complex="Calibri" fo:color="#000000"/>
    </style:style>
    <style:style style:name="P21" style:parent-style-name="Normal" style:family="paragraph">
      <style:paragraph-properties fo:margin-bottom="0.1388in" fo:line-height="115%"/>
      <style:text-properties style:font-name="Calibri" style:font-name-asian="Calibri" style:font-name-complex="Calibri" fo:color="#000000"/>
    </style:style>
    <style:style style:name="P22"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3" style:parent-style-name="Normal" style:family="paragraph">
      <style:paragraph-properties fo:margin-bottom="0.1388in" fo:line-height="115%"/>
      <style:text-properties style:font-name="Calibri" style:font-name-asian="Calibri" style:font-name-complex="Calibri" fo:color="#000000"/>
    </style:style>
    <style:style style:name="P24"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5" style:parent-style-name="Normal" style:family="paragraph">
      <style:paragraph-properties fo:margin-bottom="0.1388in" fo:line-height="115%"/>
      <style:text-properties style:font-name="Calibri" style:font-name-asian="Calibri" style:font-name-complex="Calibri" fo:color="#000000"/>
    </style:style>
    <style:style style:name="P26" style:parent-style-name="Párrafodelista" style:list-style-name="LFO10" style:family="paragraph">
      <style:paragraph-properties fo:margin-bottom="0.1388in" fo:line-height="115%"/>
      <style:text-properties style:font-name="Calibri" style:font-name-asian="Calibri" style:font-name-complex="Calibri" fo:color="#000000"/>
    </style:style>
    <style:style style:name="P27" style:parent-style-name="Normal" style:family="paragraph">
      <style:paragraph-properties fo:margin-bottom="0.1388in" fo:line-height="115%"/>
      <style:text-properties style:font-name="Calibri" style:font-name-asian="Calibri" style:font-name-complex="Calibri" fo:color="#000000"/>
    </style:style>
    <style:style style:name="P28" style:parent-style-name="Standard" style:family="paragraph">
      <style:paragraph-properties fo:line-height="115%"/>
      <style:text-properties style:font-name="Calibri" style:font-name-asian="Calibri" style:font-name-complex="Calibri" fo:color="#000000"/>
    </style:style>
    <style:style style:name="P29" style:parent-style-name="Párrafodelista" style:list-style-name="LFO7" style:family="paragraph">
      <style:paragraph-properties fo:margin-bottom="0.1388in" fo:line-height="115%"/>
      <style:text-properties style:font-name="Calibri" style:font-name-asian="Calibri" style:font-name-complex="Calibri" fo:color="#000000"/>
    </style:style>
    <style:style style:name="P30" style:parent-style-name="Normal" style:family="paragraph">
      <style:paragraph-properties fo:margin-bottom="0.1388in" fo:line-height="115%"/>
      <style:text-properties style:font-name="Calibri" style:font-name-asian="Calibri" style:font-name-complex="Calibri" fo:color="#000000"/>
    </style:style>
    <style:style style:name="P31" style:parent-style-name="Párrafodelista" style:list-style-name="LFO7" style:family="paragraph">
      <style:paragraph-properties fo:margin-bottom="0.1388in" fo:line-height="115%"/>
      <style:text-properties style:font-name="Calibri" style:font-name-asian="Calibri" style:font-name-complex="Calibri" fo:color="#000000"/>
    </style:style>
    <style:style style:name="P32" style:parent-style-name="Normal" style:family="paragraph">
      <style:paragraph-properties fo:margin-bottom="0.1388in" fo:line-height="115%"/>
      <style:text-properties style:font-name="Calibri" style:font-name-asian="Calibri" style:font-name-complex="Calibri" fo:color="#000000"/>
    </style:style>
    <style:style style:name="P33" style:parent-style-name="Normal" style:family="paragraph">
      <style:paragraph-properties fo:margin-bottom="0.1388in" fo:line-height="115%"/>
      <style:text-properties style:font-name="Calibri" style:font-name-asian="Calibri" style:font-name-complex="Calibri" fo:color="#000000"/>
    </style:style>
    <style:style style:name="P34"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35" style:parent-style-name="Normal" style:family="paragraph">
      <style:paragraph-properties fo:margin-bottom="0.1388in" fo:line-height="115%"/>
      <style:text-properties style:font-name="Calibri" style:font-name-asian="Calibri" style:font-name-complex="Calibri" fo:color="#000000"/>
    </style:style>
    <style:style style:name="P36"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37" style:parent-style-name="Normal" style:family="paragraph">
      <style:paragraph-properties fo:margin-bottom="0.1388in" fo:line-height="115%"/>
      <style:text-properties style:font-name="Calibri" style:font-name-asian="Calibri" style:font-name-complex="Calibri" fo:color="#000000"/>
    </style:style>
    <style:style style:name="T38" style:parent-style-name="Fuentedepárrafopredeter." style:family="text">
      <style:text-properties style:font-name="Calibri" style:font-name-asian="Calibri" style:font-name-complex="Calibri" fo:color="#000000"/>
    </style:style>
    <style:style style:name="T39" style:parent-style-name="Fuentedepárrafopredeter." style:family="text">
      <style:text-properties style:font-name="Calibri" style:font-name-asian="Calibri" style:font-name-complex="Calibri" fo:color="#000000"/>
    </style:style>
    <style:style style:name="T40" style:parent-style-name="Fuentedepárrafopredeter." style:family="text">
      <style:text-properties style:font-name="Calibri" style:font-name-asian="Calibri" style:font-name-complex="Calibri" fo:color="#000000"/>
    </style:style>
    <style:style style:name="T41" style:parent-style-name="Fuentedepárrafopredeter." style:family="text">
      <style:text-properties style:font-name="Calibri" style:font-name-asian="Calibri" style:font-name-complex="Calibri" fo:color="#000000"/>
    </style:style>
    <style:style style:name="T42" style:parent-style-name="Fuentedepárrafopredeter." style:family="text">
      <style:text-properties style:font-name="Calibri" style:font-name-asian="Calibri" style:font-name-complex="Calibri" fo:color="#000000"/>
    </style:style>
    <style:style style:name="T43" style:parent-style-name="Fuentedepárrafopredeter." style:family="text">
      <style:text-properties style:font-name="Calibri" style:font-name-asian="Calibri" style:font-name-complex="Calibri" fo:color="#000000"/>
    </style:style>
    <style:style style:name="T44" style:parent-style-name="Fuentedepárrafopredeter." style:family="text">
      <style:text-properties style:font-name="Calibri" style:font-name-asian="Calibri" style:font-name-complex="Calibri" fo:color="#000000"/>
    </style:style>
    <style:style style:name="P45" style:parent-style-name="Normal" style:family="paragraph">
      <style:paragraph-properties fo:margin-bottom="0.1388in" fo:line-height="115%"/>
      <style:text-properties style:font-name="Calibri" style:font-name-asian="Calibri" style:font-name-complex="Calibri" fo:color="#000000"/>
    </style:style>
    <style:style style:name="P46" style:parent-style-name="Párrafodelista" style:list-style-name="LFO5" style:family="paragraph">
      <style:paragraph-properties fo:margin-bottom="0.1388in" fo:line-height="115%"/>
      <style:text-properties style:font-name="Calibri" style:font-name-asian="Calibri" style:font-name-complex="Calibri" fo:color="#000000"/>
    </style:style>
    <style:style style:name="P47" style:parent-style-name="Standard" style:family="paragraph">
      <style:paragraph-properties fo:line-height="115%"/>
      <style:text-properties style:font-name="Calibri" style:font-name-asian="Calibri" style:font-name-complex="Calibri" fo:color="#000000"/>
    </style:style>
    <style:style style:name="P48" style:parent-style-name="Párrafodelista" style:list-style-name="LFO2" style:family="paragraph">
      <style:paragraph-properties fo:margin-bottom="0.1388in" fo:line-height="115%"/>
      <style:text-properties style:font-name="Calibri" style:font-name-asian="Calibri" style:font-name-complex="Calibri" fo:color="#000000"/>
    </style:style>
    <style:style style:name="P49" style:parent-style-name="Normal" style:family="paragraph">
      <style:paragraph-properties fo:margin-bottom="0.1388in" fo:line-height="115%"/>
      <style:text-properties style:font-name="Calibri" style:font-name-asian="Calibri" style:font-name-complex="Calibri" fo:color="#000000"/>
    </style:style>
    <style:style style:name="P50" style:parent-style-name="Normal" style:family="paragraph">
      <style:paragraph-properties fo:margin-bottom="0.1388in" fo:line-height="115%"/>
      <style:text-properties style:font-name="Calibri" style:font-name-asian="Calibri" style:font-name-complex="Calibri" fo:color="#000000"/>
    </style:style>
    <style:style style:name="P51" style:parent-style-name="Párrafodelista" style:list-style-name="LFO2" style:family="paragraph">
      <style:paragraph-properties fo:margin-bottom="0.1388in" fo:line-height="115%"/>
      <style:text-properties style:font-name="Calibri" style:font-name-asian="Calibri" style:font-name-complex="Calibri" fo:color="#000000"/>
    </style:style>
    <style:style style:name="P52" style:parent-style-name="Normal" style:family="paragraph">
      <style:paragraph-properties fo:margin-bottom="0.1388in" fo:line-height="115%"/>
      <style:text-properties style:font-name="Calibri" style:font-name-asian="Calibri" style:font-name-complex="Calibri" fo:color="#000000"/>
    </style:style>
    <style:style style:name="P53" style:parent-style-name="Normal" style:family="paragraph">
      <style:paragraph-properties fo:margin-bottom="0.1388in" fo:line-height="115%" fo:margin-left="0.5in">
        <style:tab-stops/>
      </style:paragraph-properties>
      <style:text-properties style:font-name="Calibri" style:font-name-asian="Calibri" style:font-name-complex="Calibri" fo:color="#000000"/>
    </style:style>
  </office:automatic-styles>
  <office:body>
    <office:text text:use-soft-page-breaks="true">
      <text:p text:style-name="P1"><text:span text:style-name="T2">Formulario de evaluación</text:span></text:p>
      <text:p text:style-name="P3"><text:span text:style-name="T4">Evaluado</text:span><text:span text:style-name="T5">:</text:span><text:span text:style-name="T6"><text:s/>845</text:span></text:p>
      <text:p text:style-name="P7">Comentario inicial: La evaluación se ha de realizar utilizando un lenguaje respetuoso, y con ánimo fundamentalmente constructivo. El evaluador no se debe limitar a ejercer simplemente la crítica, sino que ha de intentar aportar todo aquello que pueda ayudar a mejorar el trabajo evaluado.</text:p>
      <text:p text:style-name="P8">Generalidades:</text:p>
      <text:list text:style-name="LFO16" text:continue-numbering="true">
        <text:list-item>
          <text:p text:style-name="P9">¿Está correctamente documentado el trabajo, esto es, la documentación permite una comprensión clara de la estructura del código y de los algoritmos y estructuras de datos empleadas? (Comentar brevemente, sugerir posibles mejoras)</text:p>
        </text:list-item>
      </text:list>
      <text:p text:style-name="P10">No hay ningún archivo readme.txt, que aporte información acerca de cómo compilar y ejecutar el programa.<text:s/>Se aporta un<text:s/>ejecutable,<text:s/>pero entiendo que hay que compilar todo antes de ejecutarlo.<text:s/>El nombre de las funciones aportadas en cada .h es muy intuitivo, pero no se aporta ninguna explicación de qué es lo que realizan, lo que facilitaría la compresión del código.<text:s/>Además, los comentarios aportados en el archivo .c son muy escuetos, lo que complica la compresión de su funcionamiento. Por último, hay funciones en los archivos .c que están comentadas. Entiendo que es de versiones anteriores a la última de la entrega, pero considero que es mejor eliminarlas de los archivos.<text:s/></text:p>
      <text:list text:style-name="LFO16" text:continue-numbering="true">
        <text:list-item>
          <text:p text:style-name="P11">¿Está bien estructurado el código?</text:p>
        </text:list-item>
      </text:list>
      <text:p text:style-name="P12">Está correctamente estructurado, cada parte del analizador léxico está separada correctamente.<text:s/>Se indica cuales son las funciones públicas y se utilizan funciones privadas internas para modularizar el código.<text:s/></text:p>
      <text:list text:style-name="LFO16" text:continue-numbering="true">
        <text:list-item>
          <text:p text:style-name="P13">¿Compila y ejecuta correctamente?</text:p>
        </text:list-item>
      </text:list>
      <text:p text:style-name="P14">El proyecto compila y ejecuta correctamente, sin ninguna advertencia.<text:s/></text:p>
      <text:p text:style-name="P15">Sistema de entrada:</text:p>
      <text:list text:style-name="LFO13" text:continue-numbering="true">
        <text:list-item>
          <text:p text:style-name="P16">¿Se hace un acceso eficiente a disco? ¿Cómo se podría mejorar?</text:p>
        </text:list-item>
      </text:list>
      <text:p text:style-name="P17">Se abre el fichero regression.d en modo lectura, lo que es correcto, ya que es la única operación que se va a<text:s/>realizar. Por otro lado, se utiliza fread()<text:s/>para leer los datos del fichero, por lo que se leen en bloques,<text:s/>y se evitan operaciones de salida innecesarias.<text:s/>Considero que no se podría mejorar.<text:s/></text:p>
      <text:list text:style-name="LFO13" text:continue-numbering="true">
        <text:list-item>
          <text:p text:style-name="P18">¿Resulta la solución aportada fácilmente escalable para cualquier código fuente?</text:p>
        </text:list-item>
      </text:list>
      <text:p text:style-name="P19">Se utiliza un sistema de doble centinela de tamaño fijo, en este caso de 64<text:s/>bytes. Por lo que los datos del fichero se van cargando en ambos bloques según se va analizando el propio fichero, permitiendo<text:s/>que,<text:s/>aunque la entrada de datos sea muy elevada, no va a afectar al rendimiento del sistema de entrada.<text:s/></text:p>
      <text:list text:style-name="LFO13" text:continue-numbering="true">
        <text:list-item>
          <text:p text:style-name="P20">Otros comentarios.</text:p>
        </text:list-item>
      </text:list>
      <text:p text:style-name="P21">Tabla de símbolos:</text:p>
      <text:list text:style-name="LFO10" text:continue-numbering="true">
        <text:list-item>
          <text:p text:style-name="P22">¿Se trata de una implementación de una tabla de símbolos ordenada? ¿Qué tipo de orden?</text:p>
        </text:list-item>
      </text:list>
      <text:p text:style-name="P23">Se trata de un árbol binario de búsqueda, con dos hijos por nodo, por lo que si que es una tabla de símbolos ordenada. El orden viene dado por el lexicográfico, de modo que todos los elementos de subárbol izquierdo son alfabéticamente menores que la raíz.<text:s/>Este orden se realiza teniendo en cuenta el lexema. Por ejemplo, si la raíz contiene el lexema “while” y se inserta “foreach”, como “foreach” es<text:s/>menor<text:s/>que “while”,<text:s/>se insertará en el hijo de la<text:s/>izquierda.<text:s/></text:p>
      <text:list text:style-name="LFO10" text:continue-numbering="true">
        <text:list-item>
          <text:p text:style-name="P24"><text:s/>Manteniendo la misma estructura de datos, ¿es posible mejorar la eficiencia computacional en el acceso?</text:p>
        </text:list-item>
      </text:list>
      <text:p text:style-name="P25">Tal y como está la estructura, considero que no es posible mejorar el acceso a ella.</text:p>
      <text:list text:style-name="LFO10" text:continue-numbering="true">
        <text:list-item>
          <text:p text:style-name="P26">Otros comentarios.</text:p>
        </text:list-item>
      </text:list>
      <text:p text:style-name="P27">La estructura de árbol binario de búsqueda se podría mejorar, en ese caso, haciendo un árbol de búsqueda equilibrado. Para esta práctica no se introducen muchos datos, por lo que realizar una función de equilibrado no sería eficiente computacionalmente, ya que se gastarían más recursos temporales en equilibrar el árbol de búsqueda, que, en buscar un elemento, borrar o insertar uno nuevo en las próximas iteraciones. Pero como la inserción, la búsqueda y la eliminación se realizan de forma recursiva, ya que va recorriendo el árbol hasta encontrar el elemento solicitado o la posición a insertar, cuando la cantidad de datos es muy elevada es muy costoso realizar este tipo de operaciones. Por ello, una función para equilibrar el árbol y evitar que unas ramas sean mucho más grandes que otras, problema que también podría surgir con pocos datos pero que provoquen esta situación al insertarlos, podría ser más eficiente implementar una función de equilibrado para el árbol, que permitiese recolocar los elementos en las operaciones de inserción y borrado, si fuese necesario.</text:p>
      <text:p text:style-name="P28">Analizador léxico:</text:p>
      <text:list text:style-name="LFO7" text:continue-numbering="true">
        <text:list-item>
          <text:p text:style-name="P29">¿Resultaría sencillo incorporar nuevas expresiones regulares a la presente implementación?</text:p>
        </text:list-item>
      </text:list>
      <text:p text:style-name="P30">La función principal del analizador léxico está formada por un único autómata. Se indica cuando empieza cada uno, pero bajo mi criterio, sería más sencillo de añadir nuevas expresiones regulares si este autómata estuviese dividido en subautómatas que reconociesen los lexemas recibidos. Además, se utiliza un switch-case para ir a un autómata u otro, pero para<text:s/>avanzar entre estados de los autómatas<text:s/>se utiliza la lógica de if-else, por lo que no sería sencillo añadir nuevas expresiones regulares que puedan reconocer.<text:s/>Con una estructura switch-case, sería mucho más fácil tanto la compresión del código, como la introducción de nuevas expresiones regulares.<text:s/></text:p>
      <text:list text:style-name="LFO7" text:continue-numbering="true">
        <text:list-item>
          <text:p text:style-name="P31">Otros comentarios.</text:p>
        </text:list-item>
      </text:list>
      <text:p text:style-name="P32">Como pequeña mejora de rendimiento, en la función _obtener_lexema, no es necesario realizar la comprobación de si es un ID y está<text:s/>en la tabla, ya que todos<text:s/>los identificadores<text:s/>tienen el mismo componente léxico, y por lo tanto se podría suprimir dicha comprobación, y asignar directamente lex-&gt;código a código.<text:s/>Además, se podría hacer una función que tuviese todo el código que se realiza cuando se acepta un identificador, numero etc, o usar la función _obtener_lexema ya implementada, ya que se repite código innecesariamente, pero es un detalle menor.<text:s/></text:p>
      <text:p text:style-name="P33">Gestión de la memoria:</text:p>
      <text:list text:style-name="LFO5" text:continue-numbering="true">
        <text:list-item>
          <text:list>
            <text:list-item>
              <text:list>
                <text:list-item>
                  <text:p text:style-name="P34">¿Se hace un uso eficiente de la memoria? ¿Se puede mejorar?</text:p>
                </text:list-item>
              </text:list>
            </text:list-item>
          </text:list>
        </text:list-item>
      </text:list>
      <text:p text:style-name="P35">Todas las estructuras de datos, a excepción del centinela, que se sabe de antemano qué tamaño fijo va a tener, se han implementado mediante la reserva de memoria dinámica.<text:s/>Por otro lado, el uso de la memoria es el mínimo, y solo se tiene dos copias de cada lexema. Una de ellas se sitúa en el sistema de entrada, que se propaga hacia el analizador léxico y analizador sintáctico, y otra de ellas está en la tabla de símbolos.<text:s/></text:p>
      <text:list text:style-name="LFO5" text:continue-numbering="true">
        <text:list-item>
          <text:list>
            <text:list-item>
              <text:list>
                <text:list-item>
                  <text:p text:style-name="P36">¿Se inicializan y finalizan correctamente las estructuras de datos utilizadas?</text:p>
                </text:list-item>
              </text:list>
            </text:list-item>
          </text:list>
        </text:list-item>
      </text:list>
      <text:p text:style-name="P37">En sisEntrada.c y abb.c<text:s/>falta comprobar si se ha realizado correctamente la reserva de memoria, comprobando si el elemento para el cual se ha reservado es NULL después de hacer malloc().<text:s/>Por otro lado, no se libera correctamente la memoria utilizada.<text:s/></text:p>
      <text:p text:style-name="Normal"><text:span text:style-name="T38">Se ha analizado la ejecución del código utilizando las siguientes opciones de valgrind: --leak-check=full --show-leak-kinds=all –s . El resultado obtenido es: 537 allocs, 425 frees, 11,408 bytes allocated.</text:span><text:span text:style-name="T39"><text:s/>Por lo que no se han liberado todos los bloques de memoria reservados.<text:s/></text:span><text:span text:style-name="T40">Esto es debido a</text:span><text:span text:style-name="T41"><text:s/>que cuando se acepta el lexema y no es un token, o un == etc, no se utiliza la función _obtener_lexema, si no que se realizan todos los pasos en la parte del autómata correspondiente (por ejemplo, líneas<text:s/></text:span><text:span text:style-name="T42">141 a 145). Para resolver el problema, solo habría que añadir la función liberarMemoria(comp_lexico), antes de cada procedimiento de aceptación del lexema, y ya se liberaría<text:s/></text:span><text:span text:style-name="T43">toda la memoria.</text:span><text:span text:style-name="T44"><text:s/></text:span></text:p>
      <text:p text:style-name="P45"/>
      <text:list text:style-name="LFO5" text:continue-numbering="true">
        <text:list-item>
          <text:list>
            <text:list-item>
              <text:list>
                <text:list-item>
                  <text:p text:style-name="P46">Otros comentarios.</text:p>
                </text:list-item>
              </text:list>
            </text:list-item>
          </text:list>
        </text:list-item>
      </text:list>
      <text:p text:style-name="P47">En resumen:</text:p>
      <text:list text:style-name="LFO2" text:continue-numbering="true">
        <text:list-item>
          <text:p text:style-name="P48">¿Es la solución aportada suficientemente general, o parece excesivamente orientada a la compilación del programa ejemplo proporcionado?</text:p>
        </text:list-item>
      </text:list>
      <text:p text:style-name="P49">La<text:s/>solución es correcta en general, se adaptaría a un código más general, ya que se aporta la introducción de todas las palabras reservadas disponibles en lenguaje D. Sigue una lógica de autómatas que permitiría reconocer<text:s/>lexemas similares a los que se proporcionan en el<text:s/>código, y<text:s/>no solo esos, por lo que la solución está bien orientada a ser general.<text:s/>Además, cuando el lexema excede el tamaño permitido, la ejecución sigue su curso y se sigue realizando el análisis léxico.<text:s/></text:p>
      <text:p text:style-name="P50"/>
      <text:list text:style-name="LFO2" text:continue-numbering="true">
        <text:list-item>
          <text:p text:style-name="P51">Otros comentarios.</text:p>
        </text:list-item>
      </text:list>
      <text:p text:style-name="P52">Considero que es correcta a excepción del error en la gestión de memoria que he comentado previamente. El análisis léxico se realiza correctamente y se muestra por pantalla. Sin embargo, no es correcto utilizar los números del 100 al 111 en el archivo de definiciones, ya que estos ya están asignados, según el código ASCII, a ciertos caracteres, por<text:s/>lo que en caso de que apareciesen dichos caracteres en el código, habría una confusión, con dos lexemas que tendrían asociado un mismo componente léxico.<text:s/>Además, falta comprobar si el archivo es NULL cuando se cierra en el sistema de entrada. Es un detalle pequeño, pero si se da el caso podría producirse un comportamiento impredecible que diese lugar a error.<text:s/>Para solucionarlo, sería mejor utilizar constantes a partir del 256.<text:s/></text:p>
      <text:p text:style-name="P5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ent-style-name="Normal">
      <style:paragraph-properties fo:margin-bottom="0.1388in"/>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2LVL1" style:family="text">
      <style:text-properties style:font-name="Calibri"/>
    </style:style>
    <style:style style:name="WW_CharLFO3LVL3" style:family="text">
      <style:text-properties style:font-name="Calibri"/>
    </style:style>
    <style:style style:name="WW_CharLFO4LVL3" style:family="text">
      <style:text-properties style:font-name="Calibri"/>
    </style:style>
    <style:style style:name="WW_CharLFO5LVL3" style:family="text">
      <style:text-properties style:font-name="Calibri"/>
    </style:style>
    <style:style style:name="WW_CharLFO6LVL1" style:family="text">
      <style:text-properties style:font-name="Calibri"/>
    </style:style>
    <style:style style:name="WW_CharLFO7LVL1" style:family="text">
      <style:text-properties style:font-name="Calibri"/>
    </style:style>
    <style:style style:name="WW_CharLFO8LVL1" style:family="text">
      <style:text-properties style:font-name="Calibri"/>
    </style:style>
    <style:style style:name="WW_CharLFO9LVL1" style:family="text">
      <style:text-properties style:font-name="Calibri"/>
    </style:style>
    <style:style style:name="WW_CharLFO10LVL1" style:family="text">
      <style:text-properties style:font-name="Calibri"/>
    </style:style>
    <style:style style:name="WW_CharLFO11LVL1" style:family="text">
      <style:text-properties style:font-name="Calibri"/>
    </style:style>
    <style:style style:name="WW_CharLFO12LVL1" style:family="text">
      <style:text-properties style:font-name="Calibri"/>
    </style:style>
    <style:style style:name="WW_CharLFO13LVL1" style:family="text">
      <style:text-properties style:font-name="Calibri"/>
    </style:style>
    <style:style style:name="WW_CharLFO14LVL1" style:family="text">
      <style:text-properties style:font-name="Calibri"/>
    </style:style>
    <style:style style:name="WW_CharLFO15LVL1" style:family="text">
      <style:text-properties style:font-name="Calibri"/>
    </style:style>
    <style:style style:name="WW_CharLFO16LVL1" style:family="text">
      <style:text-properties style:font-name="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ile Mulas Fernando</meta:initial-creator>
    <dc:creator>Fraile Mulas Fernando</dc:creator>
    <meta:creation-date>2023-04-15T13:40:00Z</meta:creation-date>
    <dc:date>2023-04-15T13:40:00Z</dc:date>
    <meta:template xlink:href="Normal.dotm" xlink:type="simple"/>
    <meta:editing-cycles>1</meta:editing-cycles>
    <meta:editing-duration>PT0S</meta:editing-duration>
    <meta:document-statistic meta:page-count="1" meta:paragraph-count="17" meta:word-count="1320" meta:character-count="8564" meta:row-count="60" meta:non-whitespace-character-count="7261"/>
  </office:meta>
</office:document-meta>
</file>